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_Filt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X (Excel 2007+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Strict Open XML Spreadsheet, Excel Workbook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M (2007+ Macros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Excel Workbook (code)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B (2007+ Binary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BIFF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 (97-2004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BIFF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XML (2003 XMLSS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Very Basic Suppor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N (Lotus)</text:p>
          </table:table-cell>
          <table:table-cell table:style-name="ce1"/>
          <table:table-cell office:value-type="string" table:style-name="ce1">
            <text:p>Space-delimi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SV (.TXT)</text:p>
          </table:table-cell>
          <table:table-cell table:style-name="ce1"/>
          <table:table-cell office:value-type="string" table:style-name="ce1">
            <text:p>Tab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omma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TM (Webpage)</text:p>
          </table:table-cell>
          <table:table-cell table:style-name="ce1"/>
          <table:table-cell office:value-type="string" table:style-name="ce1">
            <text:p>Need samples from various versions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XML Dat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XLS (5.0/95)</text:p>
          </table:table-cell>
          <table:table-cell table:style-name="ce1"/>
          <table:table-cell office:value-type="string" table:style-name="ce1">
            <text:p>BIFF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W (4.0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F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LK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X (2007+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M (2007+ Template)</text:p>
          </table:table-cell>
          <table:table-cell table:style-name="ce1"/>
          <table:table-cell office:value-type="string" table:style-name="ce1">
            <text:p>Template (code)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 (97-2004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M (2007+ Addin)</text:p>
          </table:table-cell>
          <table:table-cell table:style-name="ce1"/>
          <table:table-cell office:value-type="string" table:style-name="ce1">
            <text:p>Addin (code)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 (97-2004 Addin)</text:p>
          </table:table-cell>
          <table:table-cell table:style-name="ce1"/>
          <table:table-cell office:value-type="string" table:style-name="ce1">
            <text:p>Addin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BF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D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Just_Filt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X (Excel 2007+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Strict Open XML Spreadsheet, Excel Workbook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M (2007+ Macros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Excel Workbook (code)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B (2007+ Binary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BIFF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XLS (97-2004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BIFF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XML (2003 XMLSS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Very Basic Suppor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N (Lotus)</text:p>
          </table:table-cell>
          <table:table-cell table:style-name="ce1"/>
          <table:table-cell office:value-type="string" table:style-name="ce1">
            <text:p>Space-delimi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SV (.TXT)</text:p>
          </table:table-cell>
          <table:table-cell table:style-name="ce1"/>
          <table:table-cell office:value-type="string" table:style-name="ce1">
            <text:p>Tab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omma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TM (Webpage)</text:p>
          </table:table-cell>
          <table:table-cell table:style-name="ce1"/>
          <table:table-cell office:value-type="string" table:style-name="ce1">
            <text:p>Need samples from various versions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XML Dat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XLS (5.0/95)</text:p>
          </table:table-cell>
          <table:table-cell table:style-name="ce1"/>
          <table:table-cell office:value-type="string" table:style-name="ce1">
            <text:p>BIFF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W (4.0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F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LK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X (2007+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M (2007+ Template)</text:p>
          </table:table-cell>
          <table:table-cell table:style-name="ce1"/>
          <table:table-cell office:value-type="string" table:style-name="ce1">
            <text:p>Template (code)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 (97-2004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M (2007+ Addin)</text:p>
          </table:table-cell>
          <table:table-cell table:style-name="ce1"/>
          <table:table-cell office:value-type="string" table:style-name="ce1">
            <text:p>Addin (code)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 (97-2004 Addin)</text:p>
          </table:table-cell>
          <table:table-cell table:style-name="ce1"/>
          <table:table-cell office:value-type="string" table:style-name="ce1">
            <text:p>Addin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BF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D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One_Con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XLSX (Excel 2007+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Strict Open XML Spreadsheet, Excel Workbook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XLSM (2007+ Macros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Excel Workbook (code)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XLSB (2007+ Binary)</text:p>
          </table:table-cell>
          <table:table-cell office:value-type="string" table:style-name="ce1">
            <text:p>js-xlsx</text:p>
          </table:table-cell>
          <table:table-cell office:value-type="string" table:style-name="ce1">
            <text:p>BIFF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XLS (97-2004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BIFF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XML (2003 XMLSS)</text:p>
          </table:table-cell>
          <table:table-cell office:value-type="string" table:style-name="ce1">
            <text:p>js-xls</text:p>
          </table:table-cell>
          <table:table-cell office:value-type="string" table:style-name="ce1">
            <text:p>Very Basic Suppor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PRN (Lotus)</text:p>
          </table:table-cell>
          <table:table-cell table:style-name="ce1"/>
          <table:table-cell office:value-type="string" table:style-name="ce1">
            <text:p>Space-delimi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TSV (.TXT)</text:p>
          </table:table-cell>
          <table:table-cell table:style-name="ce1"/>
          <table:table-cell office:value-type="string" table:style-name="ce1">
            <text:p>Tab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Comma-Separated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HTM (Webpage)</text:p>
          </table:table-cell>
          <table:table-cell table:style-name="ce1"/>
          <table:table-cell office:value-type="string" table:style-name="ce1">
            <text:p>Need samples from various versions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XML Dat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XLS (5.0/95)</text:p>
          </table:table-cell>
          <table:table-cell table:style-name="ce1"/>
          <table:table-cell office:value-type="string" table:style-name="ce1">
            <text:p>BIFF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W (4.0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F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LK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X (2007+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M (2007+ Template)</text:p>
          </table:table-cell>
          <table:table-cell table:style-name="ce1"/>
          <table:table-cell office:value-type="string" table:style-name="ce1">
            <text:p>Template (code)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T (97-2004 Template)</text:p>
          </table:table-cell>
          <table:table-cell table:style-name="ce1"/>
          <table:table-cell office:value-type="string" table:style-name="ce1">
            <text:p>Template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M (2007+ Addin)</text:p>
          </table:table-cell>
          <table:table-cell table:style-name="ce1"/>
          <table:table-cell office:value-type="string" table:style-name="ce1">
            <text:p>Addin (code)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LA (97-2004 Addin)</text:p>
          </table:table-cell>
          <table:table-cell table:style-name="ce1"/>
          <table:table-cell office:value-type="string" table:style-name="ce1">
            <text:p>Addin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BF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OD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Two_Cond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Top10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Bot10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Average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NE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G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AND_Bounding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OR_Range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Librar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mportance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X (Excel 2007+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Strict Open XML Spreadsheet, Excel Workbook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M (2007+ Macros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Excel Workbook (code)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B (2007+ Binary)</text:p>
          </table:table-cell>
          <table:table-cell office:value-type="string" table:style-name="ce2">
            <text:p>js-xlsx</text:p>
          </table:table-cell>
          <table:table-cell office:value-type="string" table:style-name="ce2">
            <text:p>BIFF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XLS (97-2004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BIFF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XML (2003 XMLSS)</text:p>
          </table:table-cell>
          <table:table-cell office:value-type="string" table:style-name="ce2">
            <text:p>js-xls</text:p>
          </table:table-cell>
          <table:table-cell office:value-type="string" table:style-name="ce2">
            <text:p>Very Basic Support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PRN (Lotus)</text:p>
          </table:table-cell>
          <table:table-cell table:style-name="ce2"/>
          <table:table-cell office:value-type="string" table:style-name="ce2">
            <text:p>Space-delimi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TSV (.TXT)</text:p>
          </table:table-cell>
          <table:table-cell table:style-name="ce2"/>
          <table:table-cell office:value-type="string" table:style-name="ce2">
            <text:p>Tab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2">
            <text:p>CSV</text:p>
          </table:table-cell>
          <table:table-cell table:style-name="ce2"/>
          <table:table-cell office:value-type="string" table:style-name="ce2">
            <text:p>Comma-Separated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HTM (Webpage)</text:p>
          </table:table-cell>
          <table:table-cell table:style-name="ce2"/>
          <table:table-cell office:value-type="string" table:style-name="ce2">
            <text:p>Need samples from various versions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ML Data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XLS (5.0/95)</text:p>
          </table:table-cell>
          <table:table-cell table:style-name="ce2"/>
          <table:table-cell office:value-type="string" table:style-name="ce2">
            <text:p>BIFF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W (4.0)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F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YLK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X (2007+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M (2007+ Template)</text:p>
          </table:table-cell>
          <table:table-cell table:style-name="ce2"/>
          <table:table-cell office:value-type="string" table:style-name="ce2">
            <text:p>Template (code)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T (97-2004 Template)</text:p>
          </table:table-cell>
          <table:table-cell table:style-name="ce2"/>
          <table:table-cell office:value-type="string" table:style-name="ce2">
            <text:p>Template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M (2007+ Addin)</text:p>
          </table:table-cell>
          <table:table-cell table:style-name="ce2"/>
          <table:table-cell office:value-type="string" table:style-name="ce2">
            <text:p>Addin (code)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XLA (97-2004 Addin)</text:p>
          </table:table-cell>
          <table:table-cell table:style-name="ce2"/>
          <table:table-cell office:value-type="string" table:style-name="ce2">
            <text:p>Addin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BF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2">
            <text:p>ODS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Just_Filter.A1:Just_Filter.E22" table:display-filter-buttons="true"/>
        <table:database-range table:target-range-address="One_Cond.A1:One_Cond.E22" table:display-filter-buttons="true">
          <table:filter>
            <table:filter-condition table:field-number="0" table:value="1" table:operator="="/>
          </table:filter>
        </table:database-range>
        <table:database-range table:target-range-address="Two_Cond.A1:Two_Cond.E22" table:display-filter-buttons="true">
          <table:filter>
            <table:filter-and>
              <table:filter-condition table:field-number="0" table:value="1" table:operator="="/>
              <table:filter-condition table:field-number="4" table:value="3" table:operator="="/>
            </table:filter-and>
          </table:filter>
        </table:database-range>
        <table:database-range table:target-range-address="Top10.A1:Top10.E22" table:display-filter-buttons="true">
          <table:filter>
            <table:filter-condition table:field-number="0" table:value="10" table:operator="top values" table:data-type="number"/>
          </table:filter>
        </table:database-range>
        <table:database-range table:target-range-address="Bot10.A1:Bot10.E22" table:display-filter-buttons="true">
          <table:filter>
            <table:filter-condition table:field-number="0" table:value="10" table:operator="bottom values" table:data-type="number"/>
          </table:filter>
        </table:database-range>
        <table:database-range table:target-range-address="Average.A1:Average.E22" table:display-filter-buttons="true"/>
        <table:database-range table:target-range-address="NE.A1:NE.E22" table:display-filter-buttons="true">
          <table:filter>
            <table:filter-condition table:field-number="0" table:value="3" table:operator="!=" table:data-type="number"/>
          </table:filter>
        </table:database-range>
        <table:database-range table:target-range-address="GT.A1:GT.E22" table:display-filter-buttons="true">
          <table:filter>
            <table:filter-condition table:field-number="0" table:value="2" table:operator="&gt;" table:data-type="number"/>
          </table:filter>
        </table:database-range>
        <table:database-range table:target-range-address="AND_Bounding.A1:AND_Bounding.E22" table:display-filter-buttons="true">
          <table:filter>
            <table:filter-and>
              <table:filter-condition table:field-number="0" table:value="2" table:operator="&gt;=" table:data-type="number"/>
              <table:filter-condition table:field-number="0" table:value="4" table:operator="&lt;=" table:data-type="number"/>
            </table:filter-and>
          </table:filter>
        </table:database-range>
        <table:database-range table:target-range-address="OR_Range.A1:OR_Range.E22" table:display-filter-buttons="true">
          <table:filter>
            <table:filter-or>
              <table:filter-condition table:field-number="0" table:value="4" table:operator="&gt;=" table:data-type="number"/>
              <table:filter-condition table:field-number="0" table:value="1" table:operator="&lt;=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4-03-21T00:40:41Z</meta:creation-date>
    <dc:date>2014-10-10T21:40:22Z</dc:date>
  </office:meta>
</office:document-meta>
</file>